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9.402cm" fo:min-width="13.978cm"/>
    </style:style>
    <style:style style:name="gr2" style:family="graphic" style:parent-style-name="standard">
      <style:graphic-properties draw:textarea-horizontal-align="justify" draw:textarea-vertical-align="top" draw:auto-grow-height="false" fo:min-height="2.925cm" fo:min-width="6.358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8.64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58cm"/>
    </style:style>
    <style:style style:name="gr6" style:family="graphic" style:parent-style-name="standard">
      <style:graphic-properties draw:stroke="none" svg:stroke-color="#000000" draw:fill="none" draw:fill-color="#ffffff" fo:min-height="0.94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925cm" fo:min-width="3.564cm"/>
    </style:style>
    <style:style style:name="gr9" style:family="graphic" style:parent-style-name="standard">
      <style:graphic-properties draw:textarea-horizontal-align="justify" draw:textarea-vertical-align="middle" draw:auto-grow-height="false" fo:min-height="2.671cm" fo:min-width="4.961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1.147cm" fo:min-width="5.67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textarea-horizontal-align="justify" draw:textarea-vertical-align="top" draw:auto-grow-height="false" fo:min-height="11.561cm" fo:min-width="14.613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8.259cm" fo:min-width="8.136cm"/>
    </style:style>
    <style:style style:name="gr16" style:family="graphic" style:parent-style-name="standard">
      <style:graphic-properties draw:fill-color="#eeeeee" draw:textarea-horizontal-align="justify" draw:textarea-vertical-align="top" draw:auto-grow-height="false" fo:min-height="1.528cm" fo:min-width="14.867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1.147cm" fo:min-width="16.772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0.389cm"/>
    </style:style>
    <style:style style:name="gr19" style:family="graphic" style:parent-style-name="standard">
      <style:graphic-properties draw:stroke="none" svg:stroke-color="#000000" draw:fill="none" draw:fill-color="#ffffff" fo:min-height="0.766cm"/>
    </style:style>
    <style:style style:name="gr20" style:family="graphic" style:parent-style-name="standard">
      <style:graphic-properties draw:stroke="none" svg:stroke-color="#000000" draw:fill="none" draw:fill-color="#ffffff" fo:min-height="0.512cm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1.147cm" fo:min-width="9.406cm"/>
    </style:style>
    <style:style style:name="gr22" style:family="graphic" style:parent-style-name="standard">
      <style:graphic-properties draw:textarea-horizontal-align="justify" draw:textarea-vertical-align="top" draw:auto-grow-height="false" fo:min-height="9.275cm" fo:min-width="14.613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3.814cm" fo:min-width="8.136cm"/>
    </style:style>
    <style:style style:name="gr24" style:family="graphic" style:parent-style-name="standard">
      <style:graphic-properties svg:stroke-color="#000000" draw:fill="solid" draw:fill-color="#9999ff" draw:textarea-horizontal-align="justify" draw:textarea-vertical-align="middle" draw:auto-grow-height="false" fo:min-height="0.893cm" fo:min-width="0.389cm"/>
    </style:style>
    <style:style style:name="gr25" style:family="graphic" style:parent-style-name="standard">
      <style:graphic-properties svg:stroke-color="#000000" draw:fill="solid" draw:fill-color="#9999ff" draw:textarea-horizontal-align="justify" draw:textarea-vertical-align="middle" draw:auto-grow-height="false" fo:min-height="0.311cm" fo:min-width="0.389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2.417cm" fo:min-width="5.469cm"/>
    </style:style>
    <style:style style:name="gr27" style:family="graphic" style:parent-style-name="standard">
      <style:graphic-properties draw:textarea-horizontal-align="justify" draw:textarea-vertical-align="middle" draw:auto-grow-height="false" fo:min-height="1.528cm" fo:min-width="5.088cm"/>
    </style:style>
    <style:style style:name="gr28" style:family="graphic" style:parent-style-name="standard">
      <style:graphic-properties draw:stroke="none" svg:stroke-color="#000000" draw:fill="solid" draw:fill-color="#ffffff" fo:min-height="0.512cm"/>
    </style:style>
    <style:style style:name="gr29" style:family="graphic" style:parent-style-name="standard">
      <style:graphic-properties draw:textarea-horizontal-align="justify" draw:textarea-vertical-align="middle" draw:auto-grow-height="false" fo:min-height="2.671cm" fo:min-width="5.469cm"/>
    </style:style>
    <style:style style:name="gr30" style:family="graphic" style:parent-style-name="standard">
      <style:graphic-properties draw:fill-color="#eeeeee" draw:textarea-horizontal-align="justify" draw:textarea-vertical-align="top" draw:auto-grow-height="false" fo:min-height="1.528cm" fo:min-width="5.596cm"/>
    </style:style>
    <style:style style:name="gr31" style:family="graphic" style:parent-style-name="standard">
      <style:graphic-properties draw:textarea-horizontal-align="justify" draw:textarea-vertical-align="middle" draw:auto-grow-height="false" fo:min-height="2.29cm" fo:min-width="4.453cm"/>
    </style:style>
    <style:style style:name="gr3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131cm" fo:min-width="0cm"/>
    </style:style>
    <style:style style:name="gr33" style:family="graphic" style:parent-style-name="standard">
      <style:graphic-properties draw:fill-color="#eeeeee" draw:textarea-horizontal-align="justify" draw:textarea-vertical-align="middle" draw:auto-grow-height="false" fo:min-height="1.147cm" fo:min-width="15.452cm"/>
    </style:style>
    <style:style style:name="gr34" style:family="graphic" style:parent-style-name="standard">
      <style:graphic-properties draw:textarea-horizontal-align="justify" draw:textarea-vertical-align="top" draw:auto-grow-height="false" fo:min-height="13.339cm" fo:min-width="12.962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4.322cm" fo:min-width="7.501cm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31cm" fo:min-width="0.389cm"/>
    </style:style>
    <style:style style:name="gr37" style:family="graphic" style:parent-style-name="standard">
      <style:graphic-properties draw:stroke="none" svg:stroke-color="#000000" draw:fill="none" draw:fill-color="#ffffff" fo:min-height="0.713cm"/>
    </style:style>
    <style:style style:name="gr38" style:family="graphic" style:parent-style-name="standard">
      <style:graphic-properties draw:stroke="dash" draw:stroke-dash="_32__20_Dots_20_1_20_Dash" draw:fill-color="#ffffff" draw:textarea-horizontal-align="justify" draw:textarea-vertical-align="top" draw:auto-grow-height="false" fo:min-height="9.402cm" fo:min-width="17.026cm"/>
    </style:style>
    <style:style style:name="gr39" style:family="graphic" style:parent-style-name="standard">
      <style:graphic-properties draw:stroke="dash" draw:stroke-dash="_32__20_Dots_20_1_20_Dash" draw:fill-color="#ffffff" draw:textarea-horizontal-align="justify" draw:textarea-vertical-align="top" draw:auto-grow-height="false" fo:min-height="4.576cm" fo:min-width="4.199cm"/>
    </style:style>
    <style:style style:name="gr40" style:family="graphic" style:parent-style-name="standard">
      <style:graphic-properties draw:textarea-horizontal-align="justify" draw:textarea-vertical-align="top" draw:auto-grow-height="false" fo:min-height="3.179cm" fo:min-width="2.675cm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1.659cm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2.04cm"/>
    </style:style>
    <style:style style:name="gr43" style:family="graphic" style:parent-style-name="standard">
      <style:graphic-properties draw:textarea-horizontal-align="justify" draw:textarea-vertical-align="middle" draw:auto-grow-height="false" fo:min-height="2.775cm" fo:min-width="5.85cm"/>
    </style:style>
    <style:style style:name="gr44" style:family="graphic" style:parent-style-name="standard">
      <style:graphic-properties draw:textarea-horizontal-align="justify" draw:textarea-vertical-align="middle" draw:auto-grow-height="false" fo:min-height="0.718cm" fo:min-width="4.843cm"/>
    </style:style>
    <style:style style:name="gr45" style:family="graphic" style:parent-style-name="standard">
      <style:graphic-properties draw:textarea-horizontal-align="justify" draw:textarea-vertical-align="middle" draw:auto-grow-height="false" fo:min-height="1.862cm" fo:min-width="3.556cm"/>
    </style:style>
    <style:style style:name="gr46" style:family="graphic" style:parent-style-name="standard">
      <style:graphic-properties draw:stroke="dash" draw:stroke-dash="_32__20_Dots_20_1_20_Dash" draw:fill-color="#ffffff" draw:textarea-horizontal-align="justify" draw:textarea-vertical-align="top" draw:auto-grow-height="false" fo:min-height="4.322cm" fo:min-width="7.882cm"/>
    </style:style>
    <style:style style:name="gr47" style:family="graphic" style:parent-style-name="standard">
      <style:graphic-properties draw:textarea-horizontal-align="justify" draw:textarea-vertical-align="middle" draw:auto-grow-height="false" fo:min-height="1.909cm" fo:min-width="6.612cm"/>
    </style:style>
    <style:style style:name="gr48" style:family="graphic" style:parent-style-name="standard">
      <style:graphic-properties draw:stroke="dash" draw:stroke-dash="_32__20_Dots_20_1_20_Dash" draw:fill-color="#ffffff" draw:textarea-horizontal-align="justify" draw:textarea-vertical-align="top" draw:auto-grow-height="false" fo:min-height="9.91cm" fo:min-width="17.026cm"/>
    </style:style>
    <style:style style:name="gr49" style:family="graphic" style:parent-style-name="standard">
      <style:graphic-properties draw:textarea-horizontal-align="justify" draw:textarea-vertical-align="middle" draw:auto-grow-height="false" fo:min-height="2.103cm" fo:min-width="6.673cm"/>
    </style:style>
    <style:style style:name="gr50" style:family="graphic" style:parent-style-name="standard">
      <style:graphic-properties draw:textarea-horizontal-align="justify" draw:textarea-vertical-align="top" draw:auto-grow-height="false" fo:min-height="0.765cm" fo:min-width="4.177cm"/>
    </style:style>
    <style:style style:name="gr51" style:family="graphic" style:parent-style-name="standard">
      <style:graphic-properties draw:textarea-horizontal-align="justify" draw:textarea-vertical-align="middle" draw:auto-grow-height="false" fo:min-height="1.472cm" fo:min-width="3.157cm"/>
    </style:style>
    <style:style style:name="gr52" style:family="graphic" style:parent-style-name="standard">
      <style:graphic-properties draw:textarea-horizontal-align="justify" draw:textarea-vertical-align="middle" draw:auto-grow-height="false" fo:min-height="0.764cm" fo:min-width="2.272cm"/>
    </style:style>
    <style:style style:name="gr53" style:family="graphic" style:parent-style-name="standard">
      <style:graphic-properties draw:textarea-horizontal-align="justify" draw:textarea-vertical-align="middle" draw:auto-grow-height="false" fo:min-height="0.684cm" fo:min-width="3.225cm"/>
    </style:style>
    <style:style style:name="gr54" style:family="graphic" style:parent-style-name="standard">
      <style:graphic-properties draw:fill-color="#eeeeee" draw:textarea-horizontal-align="justify" draw:textarea-vertical-align="middle" draw:auto-grow-height="false" fo:min-height="0.766cm" fo:min-width="5.673cm"/>
    </style:style>
    <style:style style:name="gr55" style:family="graphic" style:parent-style-name="standard">
      <style:graphic-properties draw:stroke="none" svg:stroke-color="#000000" draw:fill="solid" draw:fill-color="#ffffff" fo:min-height="0.221cm"/>
    </style:style>
    <style:style style:name="gr56" style:family="graphic" style:parent-style-name="standard">
      <style:graphic-properties draw:stroke="none" svg:stroke-color="#000000" draw:fill="solid" draw:fill-color="#ffffff" fo:min-height="0.373cm"/>
    </style:style>
    <style:style style:name="gr57" style:family="graphic" style:parent-style-name="standard">
      <style:graphic-properties draw:stroke="none" svg:stroke-color="#000000" draw:fill="solid" draw:fill-color="#ffffff" fo:min-height="0.385cm"/>
    </style:style>
    <style:style style:name="gr58" style:family="graphic" style:parent-style-name="standard">
      <style:graphic-properties draw:stroke="none" svg:stroke-color="#000000" draw:fill="solid" draw:fill-color="#ffffff" fo:min-height="0.131cm"/>
    </style:style>
    <style:style style:name="gr59" style:family="graphic" style:parent-style-name="standard">
      <style:graphic-properties draw:stroke="none" svg:stroke-color="#000000" draw:fill="solid" draw:fill-color="#ffffff" fo:min-height="0.71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loext:graphic-properties draw:fill="solid" draw:fill-color="#ffffff"/>
      <style:text-properties fo:font-style="italic" style:font-style-asian="italic" style:font-style-complex="italic"/>
    </style:style>
    <style:style style:name="P12" style:family="paragraph">
      <loext:graphic-properties draw:fill-color="#eeeee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text-properties fo:font-size="12pt" fo:font-style="italic" style:font-style-asian="italic" style:font-style-complex="italic"/>
    </style:style>
    <style:style style:name="P16" style:family="paragraph">
      <loext:graphic-properties draw:fill="solid" draw:fill-color="#ffffff"/>
      <style:text-properties fo:font-size="12pt" fo:font-style="italic" style:font-style-asian="italic" style:font-style-complex="italic"/>
    </style:style>
    <style:style style:name="P17" style:family="paragraph">
      <style:text-properties fo:font-size="9pt" style:font-size-asian="9pt" style:font-size-complex="9pt"/>
    </style:style>
    <style:style style:name="P18" style:family="paragraph">
      <loext:graphic-properties draw:fill="none" draw:fill-color="#ffffff"/>
      <style:text-properties fo:font-size="9pt" style:font-size-asian="9pt" style:font-size-complex="9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loext:graphic-properties draw:fill-color="#eeeeee"/>
      <style:paragraph-properties fo:text-align="center"/>
      <style:text-properties fo:font-size="18pt"/>
    </style:style>
    <style:style style:name="P21" style:family="paragraph">
      <style:text-properties fo:font-size="18pt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="solid" draw:fill-color="#9999ff"/>
      <style:paragraph-properties fo:text-align="center"/>
    </style:style>
    <style:style style:name="P24" style:family="paragraph"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26" style:family="paragraph">
      <style:text-properties fo:font-size="12pt" fo:font-style="italic" style:font-size-asian="12pt" style:font-style-asian="italic" style:font-size-complex="12pt" style:font-style-complex="italic"/>
    </style:style>
    <style:style style:name="P27" style:family="paragraph">
      <loext:graphic-properties draw:fill="solid" draw:fill-color="#ffffff"/>
      <style:text-properties fo:font-size="12pt" fo:font-style="italic" style:font-size-asian="12pt" style:font-style-asian="italic" style:font-size-complex="12pt" style:font-style-complex="italic"/>
    </style:style>
    <style:style style:name="P28" style:family="paragraph">
      <style:paragraph-properties fo:text-align="start"/>
      <style:text-properties fo:font-size="12pt"/>
    </style:style>
    <style:style style:name="P29" style:family="paragraph">
      <loext:graphic-properties draw:fill-color="#ffffff"/>
      <style:paragraph-properties fo:text-align="start"/>
      <style:text-properties fo:font-size="12pt"/>
    </style:style>
    <style:style style:name="P30" style:family="paragraph">
      <style:paragraph-properties fo:text-align="center"/>
      <style:text-properties fo:font-size="9pt"/>
    </style:style>
    <style:style style:name="P31" style:family="paragraph">
      <loext:graphic-properties draw:fill-color="#ffffff"/>
      <style:paragraph-properties fo:text-align="center"/>
      <style:text-properties fo:font-size="9pt"/>
    </style:style>
    <style:style style:name="P32" style:family="paragraph">
      <style:paragraph-properties fo:text-align="center"/>
      <style:text-properties fo:font-size="9pt" style:font-size-asian="9pt" style:font-size-complex="9pt"/>
    </style:style>
    <style:style style:name="P33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34" style:family="paragraph">
      <style:paragraph-properties fo:text-align="center"/>
      <style:text-properties fo:font-size="9pt" style:font-size-asian="12pt" style:font-size-complex="12pt"/>
    </style:style>
    <style:style style:name="P35" style:family="paragraph">
      <loext:graphic-properties draw:fill-color="#ffffff"/>
      <style:paragraph-properties fo:text-align="center"/>
      <style:text-properties fo:font-size="12pt"/>
    </style:style>
    <style:style style:name="P36" style:family="paragraph">
      <style:paragraph-properties fo:text-align="center"/>
      <style:text-properties fo:font-size="12pt"/>
    </style:style>
    <style:style style:name="P37" style:family="paragraph">
      <style:paragraph-properties fo:text-align="center"/>
      <style:text-properties fo:font-size="9pt" style:font-size-asian="13pt" style:font-size-complex="13pt"/>
    </style:style>
    <style:style style:name="P38" style:family="paragraph">
      <loext:graphic-properties draw:fill-color="#eeeeee"/>
      <style:paragraph-properties fo:text-align="center"/>
      <style:text-properties fo:font-size="12pt"/>
    </style:style>
    <style:style style:name="P39" style:family="paragraph">
      <style:text-properties fo:font-size="9pt" style:font-size-asian="12pt" style:font-size-complex="12pt"/>
    </style:style>
    <style:style style:name="P40" style:family="paragraph">
      <loext:graphic-properties draw:fill="solid" draw:fill-color="#ffffff"/>
      <style:text-properties fo:font-size="9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font-size-asian="12pt" style:font-size-complex="12pt"/>
    </style:style>
    <style:style style:name="T9" style:family="text">
      <style:text-properties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478cm" svg:height="9.652cm" svg:x="4.212cm" svg:y="11.668cm">
          <text:p text:style-name="P1">VirtualSpaceNode</text:p>
          <text:p text:style-name="P2"><text:span text:style-name="T1">- Manages address range</text:span></text:p>
          <text:p text:style-name="P2"><text:span text:style-name="T1">- knows commit granules and how to commit/uncommit</text:span></text:p>
          <text:p text:style-name="P2"><text:span text:style-name="T1">- allocates root chunk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858cm" svg:height="3.175cm" svg:x="1.508cm" svg:y="6.715cm">
          <text:p text:style-name="P1">VirtualSpaceList</text:p>
          <text:p text:style-name="P2"><text:span text:style-name="T1">- has a list of nodes (memory regions)</text:span></text:p>
          <text:p text:style-name="P2"><text:span text:style-name="T1">- but maybe only one node (class space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144cm" svg:height="1.27cm" svg:x="8.276cm" svg:y="15.915cm">
          <text:p text:style-name="P1">Address range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276cm" svg:y1="15.661cm" svg:x2="8.276cm" svg:y2="15.153cm">
          <text:p/>
        </draw:line>
        <draw:line draw:style-name="gr4" draw:text-style-name="P4" draw:layer="layout" svg:x1="12.848cm" svg:y1="15.534cm" svg:x2="12.848cm" svg:y2="15.153cm">
          <text:p/>
        </draw:line>
        <draw:line draw:style-name="gr4" draw:text-style-name="P4" draw:layer="layout" svg:x1="12.848cm" svg:y1="15.661cm" svg:x2="12.848cm" svg:y2="15.152cm">
          <text:p/>
        </draw:line>
        <draw:line draw:style-name="gr4" draw:text-style-name="P4" draw:layer="layout" svg:x1="17.42cm" svg:y1="15.661cm" svg:x2="17.42cm" svg:y2="15.152cm">
          <text:p/>
        </draw:line>
        <draw:frame draw:style-name="gr5" draw:text-style-name="P6" draw:layer="layout" svg:width="2.921cm" svg:height="1.199cm" svg:x="5.101cm" svg:y="14.716cm">
          <draw:text-box>
            <text:p text:style-name="P5"><text:span text:style-name="T2">Root chunk areas</text:span></text:p>
          </draw:text-box>
        </draw:frame>
        <draw:line draw:style-name="gr4" draw:text-style-name="P4" draw:layer="layout" svg:x1="10.562cm" svg:y1="15.534cm" svg:x2="10.562cm" svg:y2="15.153cm">
          <text:p/>
        </draw:line>
        <draw:line draw:style-name="gr4" draw:text-style-name="P4" draw:layer="layout" svg:x1="10.562cm" svg:y1="15.661cm" svg:x2="10.562cm" svg:y2="15.152cm">
          <text:p/>
        </draw:line>
        <draw:line draw:style-name="gr4" draw:text-style-name="P4" draw:layer="layout" svg:x1="15.134cm" svg:y1="15.661cm" svg:x2="15.134cm" svg:y2="15.152cm">
          <text:p/>
        </draw:line>
        <draw:frame draw:style-name="gr5" draw:text-style-name="P6" draw:layer="layout" svg:width="2.921cm" svg:height="1.199cm" svg:x="5.101cm" svg:y="17.185cm">
          <draw:text-box>
            <text:p text:style-name="P5"><text:span text:style-name="T2">Commit Granules</text:span></text:p>
          </draw:text-box>
        </draw:frame>
        <draw:line draw:style-name="gr4" draw:text-style-name="P4" draw:layer="layout" svg:x1="8.276cm" svg:y1="18.074cm" svg:x2="8.276cm" svg:y2="17.566cm">
          <text:p/>
        </draw:line>
        <draw:line draw:style-name="gr4" draw:text-style-name="P4" draw:layer="layout" svg:x1="12.848cm" svg:y1="17.947cm" svg:x2="12.848cm" svg:y2="17.566cm">
          <text:p/>
        </draw:line>
        <draw:line draw:style-name="gr4" draw:text-style-name="P4" draw:layer="layout" svg:x1="12.848cm" svg:y1="18.074cm" svg:x2="12.848cm" svg:y2="17.565cm">
          <text:p/>
        </draw:line>
        <draw:line draw:style-name="gr4" draw:text-style-name="P4" draw:layer="layout" svg:x1="17.42cm" svg:y1="18.074cm" svg:x2="17.42cm" svg:y2="17.565cm">
          <text:p/>
        </draw:line>
        <draw:line draw:style-name="gr4" draw:text-style-name="P4" draw:layer="layout" svg:x1="10.562cm" svg:y1="17.947cm" svg:x2="10.562cm" svg:y2="17.566cm">
          <text:p/>
        </draw:line>
        <draw:line draw:style-name="gr4" draw:text-style-name="P4" draw:layer="layout" svg:x1="10.562cm" svg:y1="18.074cm" svg:x2="10.562cm" svg:y2="17.565cm">
          <text:p/>
        </draw:line>
        <draw:line draw:style-name="gr4" draw:text-style-name="P4" draw:layer="layout" svg:x1="15.134cm" svg:y1="18.074cm" svg:x2="15.134cm" svg:y2="17.565cm">
          <text:p/>
        </draw:line>
        <draw:line draw:style-name="gr4" draw:text-style-name="P4" draw:layer="layout" svg:x1="9.419cm" svg:y1="18.075cm" svg:x2="9.419cm" svg:y2="17.567cm">
          <text:p/>
        </draw:line>
        <draw:line draw:style-name="gr4" draw:text-style-name="P4" draw:layer="layout" svg:x1="13.991cm" svg:y1="17.948cm" svg:x2="13.991cm" svg:y2="17.567cm">
          <text:p/>
        </draw:line>
        <draw:line draw:style-name="gr4" draw:text-style-name="P4" draw:layer="layout" svg:x1="13.991cm" svg:y1="18.075cm" svg:x2="13.991cm" svg:y2="17.566cm">
          <text:p/>
        </draw:line>
        <draw:line draw:style-name="gr4" draw:text-style-name="P4" draw:layer="layout" svg:x1="11.705cm" svg:y1="17.948cm" svg:x2="11.705cm" svg:y2="17.567cm">
          <text:p/>
        </draw:line>
        <draw:line draw:style-name="gr4" draw:text-style-name="P4" draw:layer="layout" svg:x1="11.705cm" svg:y1="18.075cm" svg:x2="11.705cm" svg:y2="17.566cm">
          <text:p/>
        </draw:line>
        <draw:line draw:style-name="gr4" draw:text-style-name="P4" draw:layer="layout" svg:x1="16.277cm" svg:y1="18.075cm" svg:x2="16.277cm" svg:y2="17.566cm">
          <text:p/>
        </draw:line>
        <draw:line draw:style-name="gr4" draw:text-style-name="P4" draw:layer="layout" svg:x1="12.34cm" svg:y1="17.948cm" svg:x2="12.34cm" svg:y2="17.567cm">
          <text:p/>
        </draw:line>
        <draw:line draw:style-name="gr4" draw:text-style-name="P4" draw:layer="layout" svg:x1="12.34cm" svg:y1="18.075cm" svg:x2="12.34cm" svg:y2="17.566cm">
          <text:p/>
        </draw:line>
        <draw:line draw:style-name="gr4" draw:text-style-name="P4" draw:layer="layout" svg:x1="16.912cm" svg:y1="18.075cm" svg:x2="16.912cm" svg:y2="17.566cm">
          <text:p/>
        </draw:line>
        <draw:line draw:style-name="gr4" draw:text-style-name="P4" draw:layer="layout" svg:x1="10.054cm" svg:y1="17.948cm" svg:x2="10.054cm" svg:y2="17.567cm">
          <text:p/>
        </draw:line>
        <draw:line draw:style-name="gr4" draw:text-style-name="P4" draw:layer="layout" svg:x1="10.054cm" svg:y1="18.075cm" svg:x2="10.054cm" svg:y2="17.566cm">
          <text:p/>
        </draw:line>
        <draw:line draw:style-name="gr4" draw:text-style-name="P4" draw:layer="layout" svg:x1="14.626cm" svg:y1="18.075cm" svg:x2="14.626cm" svg:y2="17.566cm">
          <text:p/>
        </draw:line>
        <draw:line draw:style-name="gr4" draw:text-style-name="P4" draw:layer="layout" svg:x1="8.911cm" svg:y1="18.076cm" svg:x2="8.911cm" svg:y2="17.568cm">
          <text:p/>
        </draw:line>
        <draw:line draw:style-name="gr4" draw:text-style-name="P4" draw:layer="layout" svg:x1="13.483cm" svg:y1="17.949cm" svg:x2="13.483cm" svg:y2="17.568cm">
          <text:p/>
        </draw:line>
        <draw:line draw:style-name="gr4" draw:text-style-name="P4" draw:layer="layout" svg:x1="13.483cm" svg:y1="18.076cm" svg:x2="13.483cm" svg:y2="17.567cm">
          <text:p/>
        </draw:line>
        <draw:line draw:style-name="gr4" draw:text-style-name="P4" draw:layer="layout" svg:x1="11.197cm" svg:y1="17.949cm" svg:x2="11.197cm" svg:y2="17.568cm">
          <text:p/>
        </draw:line>
        <draw:line draw:style-name="gr4" draw:text-style-name="P4" draw:layer="layout" svg:x1="11.197cm" svg:y1="18.076cm" svg:x2="11.197cm" svg:y2="17.567cm">
          <text:p/>
        </draw:line>
        <draw:line draw:style-name="gr4" draw:text-style-name="P4" draw:layer="layout" svg:x1="15.769cm" svg:y1="18.076cm" svg:x2="15.769cm" svg:y2="17.567cm">
          <text:p/>
        </draw:line>
        <draw:frame draw:style-name="gr5" draw:text-style-name="P6" draw:layer="layout" svg:width="2.921cm" svg:height="1.199cm" svg:x="5.228cm" svg:y="18.582cm">
          <draw:text-box>
            <text:p text:style-name="P5"><text:span text:style-name="T2">Commit Mask</text:span></text:p>
          </draw:text-box>
        </draw:frame>
        <draw:frame draw:style-name="gr6" draw:text-style-name="P6" draw:layer="layout" svg:width="9.525cm" svg:height="1.199cm" svg:x="8.276cm" svg:y="18.582cm">
          <draw:text-box>
            <text:p text:style-name="P5"><text:span text:style-name="T2">1 <text:s text:c="2"/>1 <text:s text:c="2"/>1 <text:s text:c="2"/>0 <text:s/>0 <text:s text:c="2"/>0 <text:s text:c="2"/>1 <text:s text:c="2"/>0 <text:s/>0 <text:s text:c="3"/>1 <text:s/>0 <text:s text:c="2"/>1 <text:s text:c="2"/>1 <text:s text:c="2"/>1 <text:s text:c="2"/>1 <text:s/>1</text:span></text:p>
          </draw:text-box>
        </draw:frame>
        <draw:line draw:style-name="gr7" draw:text-style-name="P4" draw:layer="layout" svg:x1="4.72cm" svg:y1="9.89cm" svg:x2="6.498cm" svg:y2="11.668cm">
          <text:p text:style-name="P1">1:n</text:p>
        </draw:line>
        <draw:custom-shape draw:style-name="gr8" draw:text-style-name="P7" draw:layer="layout" svg:width="4.064cm" svg:height="3.175cm" svg:x="2.434cm" svg:y="23.225cm">
          <text:p text:style-name="P1"><text:span text:style-name="T3">RootChunkArea</text:span></text:p>
          <text:p text:style-name="P1"><text:span text:style-name="T3">(one per area)</text:span></text:p>
          <text:p text:style-name="P1"><text:span text:style-name="T4">- knows how chunks</text:span></text:p>
          <text:p text:style-name="P1"><text:span text:style-name="T4"><text:s/></text:span><text:span text:style-name="T4">are split and merged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6.244cm" svg:y1="21.447cm" svg:x2="4.593cm" svg:y2="23.225cm">
          <text:p text:style-name="P1">1:n</text:p>
        </draw:line>
        <draw:custom-shape draw:style-name="gr8" draw:text-style-name="P7" draw:layer="layout" svg:width="4.064cm" svg:height="3.175cm" svg:x="15.134cm" svg:y="22.971cm">
          <text:p text:style-name="P1"><text:span text:style-name="T3">CommitMask</text:span></text:p>
          <text:p text:style-name="P1"><text:span text:style-name="T4">- 1 bit per granule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3.102cm" svg:y1="21.32cm" svg:x2="16.531cm" svg:y2="22.971cm">
          <text:p text:style-name="P1">1</text:p>
        </draw:line>
        <draw:custom-shape draw:style-name="gr9" draw:text-style-name="P1" draw:layer="layout" svg:width="5.461cm" svg:height="2.921cm" svg:x="8.149cm" svg:y="25.638cm">
          <text:p text:style-name="P1"><text:span text:style-name="T2">CommitLimiter</text:span></text:p>
          <text:p text:style-name="P1"><text:span text:style-name="T4">- knows when it is ok to </text:span><text:span text:style-name="T4">commit</text:span></text:p>
          <text:p text:style-name="P1"><text:span text:style-name="T4">- usually a singleton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0.689cm" svg:y1="21.32cm" svg:x2="10.689cm" svg:y2="25.638cm">
          <text:p text:style-name="P7"><text:span text:style-name="T3">“</text:span><text:span text:style-name="T3">can I commit?”</text:span></text:p>
        </draw:line>
        <draw:line draw:style-name="gr7" draw:text-style-name="P9" draw:layer="layout" svg:x1="4.466cm" svg:y1="4.556cm" svg:x2="4.466cm" svg:y2="6.588cm">
          <text:p/>
        </draw:line>
        <draw:frame draw:style-name="gr10" draw:text-style-name="P11" draw:layer="layout" svg:width="8.292cm" svg:height="0.962cm" svg:x="0.746cm" svg:y="4.991cm">
          <draw:text-box>
            <text:p text:style-name="P10"><text:span text:style-name="T5">“</text:span><text:span text:style-name="T5">Give me a new root chunk”</text:span></text:p>
          </draw:text-box>
        </draw:frame>
        <draw:line draw:style-name="gr11" draw:text-style-name="P4" draw:layer="layout" svg:x1="16.277cm" svg:y1="4.683cm" svg:x2="16.277cm" svg:y2="11.668cm">
          <text:p/>
        </draw:line>
        <draw:frame draw:style-name="gr10" draw:text-style-name="P11" draw:layer="layout" svg:width="6.285cm" svg:height="1.673cm" svg:x="12.913cm" svg:y="6.439cm">
          <draw:text-box>
            <text:p text:style-name="P10"><text:span text:style-name="T5">“</text:span><text:span text:style-name="T5">Commit / Uncommit</text:span></text:p>
            <text:p text:style-name="P10"><text:span text:style-name="T5"><text:s/></text:span><text:span text:style-name="T5">this area for me”</text:span></text:p>
          </draw:text-box>
        </draw:frame>
        <draw:custom-shape draw:style-name="gr12" draw:text-style-name="P12" draw:layer="layout" svg:width="6.173cm" svg:height="1.397cm" svg:x="13.229cm" svg:y="3.032cm">
          <text:p text:style-name="P1">MetaChunk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173cm" svg:height="1.397cm" svg:x="1.849cm" svg:y="3.032cm">
          <text:p text:style-name="P1">ChunkManager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8.067cm" svg:height="0.962cm" svg:x="2.016cm" svg:y="1.508cm">
          <draw:text-box>
            <text:p>Virtual Memory Subsystem</text:p>
          </draw:text-box>
        </draw:frame>
      </draw:page>
      <draw:page draw:name="page2" draw:style-name="dp1" draw:master-page-name="Default">
        <draw:custom-shape draw:style-name="gr14" draw:text-style-name="P1" draw:layer="layout" svg:width="15.113cm" svg:height="11.811cm" svg:x="2.397cm" svg:y="7.604cm">
          <text:p text:style-name="P1">ChunkManager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8.636cm" svg:height="8.509cm" svg:x="5.318cm" svg:y="9.25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5.367cm" svg:height="1.778cm" svg:x="2.27cm" svg:y="22.082cm">
          <text:p text:style-name="P1">VirtualSpaceList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4.115cm" svg:y1="19.796cm" svg:x2="14.115cm" svg:y2="21.828cm">
          <text:p/>
        </draw:line>
        <draw:frame draw:style-name="gr10" draw:text-style-name="P16" draw:layer="layout" svg:width="5.718cm" svg:height="0.725cm" svg:x="11.538cm" svg:y="20.214cm">
          <draw:text-box>
            <text:p text:style-name="P15"><text:span text:style-name="T5">“</text:span><text:span text:style-name="T5">Give me a new root chunk”</text:span></text:p>
          </draw:text-box>
        </draw:frame>
        <draw:frame draw:style-name="gr13" draw:text-style-name="P13" draw:layer="layout" svg:width="7.225cm" svg:height="0.962cm" svg:x="2.016cm" svg:y="1.508cm">
          <draw:text-box>
            <text:p>Central Chunk Manager</text:p>
          </draw:text-box>
        </draw:frame>
        <draw:line draw:style-name="gr7" draw:text-style-name="P9" draw:layer="layout" svg:x1="4.466cm" svg:y1="4.555cm" svg:x2="4.429cm" svg:y2="7.35cm">
          <text:p/>
        </draw:line>
        <draw:frame draw:style-name="gr10" draw:text-style-name="P16" draw:layer="layout" svg:width="6.615cm" svg:height="0.725cm" svg:x="1.497cm" svg:y="5.318cm">
          <draw:text-box>
            <text:p text:style-name="P15"><text:span text:style-name="T5">“</text:span><text:span text:style-name="T5">Give me a new chunk of size X”</text:span></text:p>
          </draw:text-box>
        </draw:frame>
        <draw:custom-shape draw:style-name="gr17" draw:text-style-name="P12" draw:layer="layout" svg:width="17.272cm" svg:height="1.397cm" svg:x="1.889cm" svg:y="3.032cm">
          <text:p text:style-name="P1">SpaceManager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5.007cm" svg:y1="4.683cm" svg:x2="14.97cm" svg:y2="7.477cm">
          <text:p/>
        </draw:line>
        <draw:frame draw:style-name="gr10" draw:text-style-name="P16" draw:layer="layout" svg:width="5.324cm" svg:height="0.725cm" svg:x="12.186cm" svg:y="5.482cm">
          <draw:text-box>
            <text:p text:style-name="P15"><text:span text:style-name="T5">“</text:span><text:span text:style-name="T5">Take these chunks back”</text:span></text:p>
          </draw:text-box>
        </draw:frame>
        <draw:custom-shape draw:style-name="gr18" draw:text-style-name="P3" draw:layer="layout" svg:width="0.889cm" svg:height="1.143cm" svg:x="7.985cm" svg:y="10.27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889cm" svg:height="1.143cm" svg:x="9.128cm" svg:y="10.27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889cm" svg:height="1.143cm" svg:x="7.985cm" svg:y="11.6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889cm" svg:height="1.143cm" svg:x="9.128cm" svg:y="11.6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889cm" svg:height="1.143cm" svg:x="10.271cm" svg:y="11.6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889cm" svg:height="1.143cm" svg:x="7.985cm" svg:y="13.06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889cm" svg:height="1.143cm" svg:x="9.128cm" svg:y="13.06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889cm" svg:height="1.143cm" svg:x="10.271cm" svg:y="13.06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889cm" svg:height="1.143cm" svg:x="11.414cm" svg:y="13.06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889cm" svg:height="1.143cm" svg:x="7.985cm" svg:y="15.22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889cm" svg:height="1.143cm" svg:x="9.128cm" svg:y="15.22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889cm" svg:height="1.143cm" svg:x="10.271cm" svg:y="15.22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889cm" svg:height="1.143cm" svg:x="12.557cm" svg:y="13.065cm">
          <text:p/>
          <draw:enhanced-geometry svg:viewBox="0 0 21600 21600" draw:type="rectangle" draw:enhanced-path="M 0 0 L 21600 0 21600 21600 0 21600 0 0 Z N"/>
        </draw:custom-shape>
        <draw:frame draw:style-name="gr19" draw:text-style-name="P13" draw:layer="layout" svg:width="1.524cm" svg:height="1.016cm" svg:x="9.763cm" svg:y="14.208cm">
          <draw:text-box>
            <text:p>...</text:p>
          </draw:text-box>
        </draw:frame>
        <draw:frame draw:style-name="gr20" draw:text-style-name="P18" draw:layer="layout" svg:width="2.159cm" svg:height="0.762cm" svg:x="5.572cm" svg:y="10.525cm">
          <draw:text-box>
            <text:p text:style-name="P17"><text:span text:style-name="T4">Lvl 0 (4M)</text:span></text:p>
          </draw:text-box>
        </draw:frame>
        <draw:frame draw:style-name="gr20" draw:text-style-name="P18" draw:layer="layout" svg:width="2.159cm" svg:height="0.762cm" svg:x="5.572cm" svg:y="11.922cm">
          <draw:text-box>
            <text:p text:style-name="P17"><text:span text:style-name="T4">Lvl 1 (2M)</text:span></text:p>
          </draw:text-box>
        </draw:frame>
        <draw:frame draw:style-name="gr20" draw:text-style-name="P18" draw:layer="layout" svg:width="2.159cm" svg:height="0.762cm" svg:x="5.572cm" svg:y="13.319cm">
          <draw:text-box>
            <text:p text:style-name="P17"><text:span text:style-name="T4">Lvl 2 (1M)</text:span></text:p>
          </draw:text-box>
        </draw:frame>
        <draw:frame draw:style-name="gr20" draw:text-style-name="P18" draw:layer="layout" svg:width="2.159cm" svg:height="0.762cm" svg:x="5.699cm" svg:y="15.478cm">
          <draw:text-box>
            <text:p text:style-name="P17"><text:span text:style-name="T4">Lvl 12 (1K)</text:span></text:p>
          </draw:text-box>
        </draw:frame>
        <draw:frame draw:style-name="gr20" draw:text-style-name="P18" draw:layer="layout" svg:width="8.128cm" svg:height="0.762cm" svg:x="7.35cm" svg:y="9.382cm">
          <draw:text-box>
            <text:p text:style-name="P17"><text:span text:style-name="T4">Freelists of chunks (1 per chunk level)</text:span></text:p>
          </draw:text-box>
        </draw:frame>
        <draw:line draw:style-name="gr7" draw:text-style-name="P9" draw:layer="layout" svg:x1="5.479cm" svg:y1="19.669cm" svg:x2="5.479cm" svg:y2="21.701cm">
          <text:p/>
        </draw:line>
        <draw:frame draw:style-name="gr10" draw:text-style-name="P16" draw:layer="layout" svg:width="6.209cm" svg:height="0.725cm" svg:x="2.902cm" svg:y="20.087cm">
          <draw:text-box>
            <text:p text:style-name="P15"><text:span text:style-name="T5">“</text:span><text:span text:style-name="T5">Merge/split this chunk for me”</text:span></text:p>
          </draw:text-box>
        </draw:frame>
      </draw:page>
      <draw:page draw:name="page3" draw:style-name="dp1" draw:master-page-name="Default">
        <draw:custom-shape draw:style-name="gr21" draw:text-style-name="P20" draw:layer="layout" svg:width="9.906cm" svg:height="1.397cm" svg:x="9.382cm" svg:y="26.781cm">
          <text:p text:style-name="P19">ChunkManager</text:p>
          <draw:enhanced-geometry svg:viewBox="0 0 21600 21600" draw:type="rectangle" draw:enhanced-path="M 0 0 L 21600 0 21600 21600 0 21600 0 0 Z N"/>
        </draw:custom-shape>
        <draw:frame draw:style-name="gr13" draw:text-style-name="P22" draw:layer="layout" svg:width="6.585cm" svg:height="0.962cm" svg:x="2.016cm" svg:y="1.508cm">
          <draw:text-box>
            <text:p text:style-name="P21">Per ClassLoader stuff</text:p>
          </draw:text-box>
        </draw:frame>
        <draw:custom-shape draw:style-name="gr22" draw:text-style-name="P1" draw:layer="layout" svg:width="15.113cm" svg:height="9.525cm" svg:x="2.778cm" svg:y="8.62cm">
          <text:p text:style-name="P1">SpaceManager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8.636cm" svg:height="4.064cm" svg:x="5.826cm" svg:y="9.8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889cm" svg:height="1.143cm" svg:x="8.62cm" svg:y="10.32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0.889cm" svg:height="1.143cm" svg:x="9.763cm" svg:y="10.32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0.889cm" svg:height="1.143cm" svg:x="10.906cm" svg:y="10.32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0.889cm" svg:height="1.143cm" svg:x="12.049cm" svg:y="10.32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0.889cm" svg:height="1.143cm" svg:x="13.192cm" svg:y="10.324cm">
          <text:p/>
          <draw:enhanced-geometry svg:viewBox="0 0 21600 21600" draw:type="rectangle" draw:enhanced-path="M 0 0 L 21600 0 21600 21600 0 21600 0 0 Z N"/>
        </draw:custom-shape>
        <draw:frame draw:style-name="gr20" draw:text-style-name="P18" draw:layer="layout" svg:width="2.159cm" svg:height="0.963cm" svg:x="6.207cm" svg:y="10.578cm">
          <draw:text-box>
            <text:p text:style-name="P17"><text:span text:style-name="T4">In use chunks</text:span></text:p>
          </draw:text-box>
        </draw:frame>
        <draw:frame draw:style-name="gr20" draw:text-style-name="P18" draw:layer="layout" svg:width="2.159cm" svg:height="0.963cm" svg:x="6.207cm" svg:y="12.176cm">
          <draw:text-box>
            <text:p text:style-name="P17"><text:span text:style-name="T4">Current Chunk</text:span></text:p>
          </draw:text-box>
        </draw:frame>
        <draw:custom-shape draw:style-name="gr25" draw:text-style-name="P23" draw:layer="layout" svg:width="0.889cm" svg:height="0.561cm" svg:x="8.62cm" svg:y="10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4" draw:layer="layout" svg:x1="7.858cm" svg:y1="12.557cm" svg:x2="8.874cm" svg:y2="11.668cm">
          <text:p/>
        </draw:line>
        <draw:frame draw:style-name="gr20" draw:text-style-name="P18" draw:layer="layout" svg:width="2.159cm" svg:height="1.319cm" svg:x="11.287cm" svg:y="12.483cm">
          <draw:text-box>
            <text:p text:style-name="P17"><text:span text:style-name="T4">Retired (full) chunks</text:span></text:p>
          </draw:text-box>
        </draw:frame>
        <draw:line draw:style-name="gr11" draw:text-style-name="P4" draw:layer="layout" svg:x1="12.049cm" svg:y1="12.43cm" svg:x2="11.414cm" svg:y2="11.668cm">
          <text:p/>
        </draw:line>
        <draw:custom-shape draw:style-name="gr26" draw:text-style-name="P14" draw:layer="layout" svg:width="5.969cm" svg:height="2.667cm" svg:x="5.826cm" svg:y="14.716cm">
          <text:p text:style-name="P1"><text:span text:style-name="T6">Fr</text:span><text:span text:style-name="T6">e</text:span><text:span text:style-name="T6">e</text:span><text:span text:style-name="T6">Bl</text:span><text:span text:style-name="T6">o</text:span><text:span text:style-name="T6">c</text:span><text:span text:style-name="T6">k</text:span><text:span text:style-name="T6">s</text:span></text:p>
          <text:p text:style-name="P1"><text:span text:style-name="T4">(m</text:span><text:span text:style-name="T4">an</text:span><text:span text:style-name="T4">ag</text:span><text:span text:style-name="T4">es </text:span><text:span text:style-name="T4">de</text:span><text:span text:style-name="T4">all</text:span><text:span text:style-name="T4">oc</text:span><text:span text:style-name="T4">ati</text:span><text:span text:style-name="T4">on</text:span><text:span text:style-name="T4">s)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5.588cm" svg:height="1.778cm" svg:x="2.778cm" svg:y="5.064cm">
          <text:p text:style-name="P1"><text:span text:style-name="T2">ClassLoaderMetaspace</text:span></text:p>
          <draw:enhanced-geometry svg:viewBox="0 0 21600 21600" draw:type="rectangle" draw:enhanced-path="M 0 0 L 21600 0 21600 21600 0 21600 0 0 Z N"/>
        </draw:custom-shape>
        <draw:line draw:style-name="gr7" draw:text-style-name="P25" draw:layer="layout" svg:x1="5.953cm" svg:y1="6.969cm" svg:x2="6.715cm" svg:y2="8.62cm">
          <text:p text:style-name="P1"><text:span text:style-name="T2"/></text:p>
        </draw:line>
        <draw:frame draw:style-name="gr28" draw:text-style-name="P3" draw:layer="layout" svg:width="5.588cm" svg:height="0.762cm" svg:x="3.413cm" svg:y="7.223cm">
          <draw:text-box>
            <text:p text:style-name="P1"><text:span text:style-name="T2">Has 1 or 2 (if ccps=1)</text:span></text:p>
          </draw:text-box>
        </draw:frame>
        <draw:custom-shape draw:style-name="gr12" draw:text-style-name="P20" draw:layer="layout" svg:width="6.173cm" svg:height="1.397cm" svg:x="2.701cm" svg:y="2.651cm">
          <text:p text:style-name="P19">ClassLoaderData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5.572cm" svg:y1="4.175cm" svg:x2="5.572cm" svg:y2="5.064cm">
          <text:p/>
        </draw:line>
        <draw:custom-shape draw:style-name="gr29" draw:text-style-name="P1" draw:layer="layout" svg:width="5.969cm" svg:height="2.921cm" svg:x="2.016cm" svg:y="20.812cm">
          <text:p text:style-name="P1">MetaChunk</text:p>
          <text:p text:style-name="P1"><text:span text:style-name="T4">- pointer bump </text:span><text:span text:style-name="T4">allocation</text:span></text:p>
          <text:p text:style-name="P1"><text:span text:style-name="T4">- commits itself </text:span><text:span text:style-name="T4">on demand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6.096cm" svg:height="1.778cm" svg:x="1.889cm" svg:y="26.527cm">
          <text:p text:style-name="P1">VirtualSpaceNode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4.683cm" svg:y1="23.733cm" svg:x2="4.556cm" svg:y2="26.527cm">
          <text:p/>
        </draw:line>
        <draw:frame draw:style-name="gr10" draw:text-style-name="P27" draw:layer="layout" svg:width="4.359cm" svg:height="1.199cm" svg:x="2.737cm" svg:y="24.439cm">
          <draw:text-box>
            <text:p text:style-name="P26"><text:span text:style-name="T7">“</text:span><text:span text:style-name="T7">Commit / Uncommit</text:span></text:p>
            <text:p text:style-name="P26"><text:span text:style-name="T7"><text:s/></text:span><text:span text:style-name="T7">this area for me”</text:span></text:p>
          </draw:text-box>
        </draw:frame>
        <draw:line draw:style-name="gr11" draw:text-style-name="P4" draw:layer="layout" svg:x1="9.481cm" svg:y1="18.145cm" svg:x2="11.64cm" svg:y2="26.781cm">
          <text:p/>
        </draw:line>
        <draw:frame draw:style-name="gr10" draw:text-style-name="P27" draw:layer="layout" svg:width="4.727cm" svg:height="1.199cm" svg:x="8.846cm" svg:y="22.209cm">
          <draw:text-box>
            <text:p text:style-name="P26"><text:span text:style-name="T7">“</text:span><text:span text:style-name="T7">Give me a new chunk</text:span></text:p>
            <text:p text:style-name="P26"><text:span text:style-name="T7"><text:s/></text:span><text:span text:style-name="T7">of size X”</text:span></text:p>
          </draw:text-box>
        </draw:frame>
        <draw:custom-shape draw:style-name="gr31" draw:text-style-name="P24" draw:layer="layout" svg:width="4.953cm" svg:height="2.54cm" svg:x="10.906cm" svg:y="19.288cm">
          <text:p text:style-name="P24"><text:span text:style-name="T2">C</text:span><text:span text:style-name="T2">h</text:span><text:span text:style-name="T2">u</text:span><text:span text:style-name="T2">n</text:span><text:span text:style-name="T2">k</text:span><text:span text:style-name="T2">A</text:span><text:span text:style-name="T2">l</text:span><text:span text:style-name="T2">l</text:span><text:span text:style-name="T2">o</text:span><text:span text:style-name="T2">c</text:span><text:span text:style-name="T2">S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e</text:span></text:p>
          <text:p text:style-name="P24"><text:span text:style-name="T4">“</text:span><text:span text:style-name="T4">h</text:span><text:span text:style-name="T4">o</text:span><text:span text:style-name="T4">w</text:span><text:span text:style-name="T4"> </text:span><text:span text:style-name="T4">b</text:span><text:span text:style-name="T4">i</text:span><text:span text:style-name="T4">g</text:span><text:span text:style-name="T4"> </text:span><text:span text:style-name="T4">i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n</text:span><text:span text:style-name="T4">e</text:span><text:span text:style-name="T4">x</text:span><text:span text:style-name="T4">t</text:span><text:span text:style-name="T4"> </text:span><text:span text:style-name="T4">c</text:span><text:span text:style-name="T4">h</text:span><text:span text:style-name="T4">u</text:span><text:span text:style-name="T4">n</text:span><text:span text:style-name="T4">k</text:span><text:span text:style-name="T4">”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0.779cm" svg:y1="21.193cm" svg:x2="10.271cm" svg:y2="21.828cm">
          <text:p/>
        </draw:line>
        <draw:line draw:style-name="gr11" draw:text-style-name="P4" draw:layer="layout" svg:x1="16.748cm" svg:y1="18.272cm" svg:x2="18.018cm" svg:y2="26.781cm">
          <text:p/>
        </draw:line>
        <draw:frame draw:style-name="gr32" draw:text-style-name="P27" draw:layer="layout" svg:width="4.706cm" svg:height="1.199cm" svg:x="15.097cm" svg:y="23.352cm">
          <draw:text-box>
            <text:p text:style-name="P26"><text:span text:style-name="T7">“</text:span><text:span text:style-name="T7">Take all chunks back”</text:span></text:p>
            <text:p text:style-name="P26"><text:span text:style-name="T7">(upon destruction)</text:span></text:p>
          </draw:text-box>
        </draw:frame>
      </draw:page>
      <draw:page draw:name="page4" draw:style-name="dp1" draw:master-page-name="Default">
        <draw:frame draw:style-name="gr13" draw:text-style-name="P22" draw:layer="layout" svg:width="7.297cm" svg:height="0.962cm" svg:x="2.016cm" svg:y="1.508cm">
          <draw:text-box>
            <text:p text:style-name="P21">Deallocation Subsystem</text:p>
          </draw:text-box>
        </draw:frame>
        <draw:custom-shape draw:style-name="gr33" draw:text-style-name="P20" draw:layer="layout" svg:width="15.952cm" svg:height="1.397cm" svg:x="2.701cm" svg:y="2.651cm">
          <text:p text:style-name="P19">SpaceManager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3.462cm" svg:height="13.589cm" svg:x="2.778cm" svg:y="9.89cm">
          <text:p text:style-name="P1">FreeBlocks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6.207cm" svg:y1="4.048cm" svg:x2="6.334cm" svg:y2="9.89cm">
          <text:p/>
        </draw:line>
        <draw:frame draw:style-name="gr10" draw:text-style-name="P27" draw:layer="layout" svg:width="6.797cm" svg:height="0.725cm" svg:x="3.601cm" svg:y="6.117cm">
          <draw:text-box>
            <text:p text:style-name="P26"><text:span text:style-name="T7">“</text:span><text:span text:style-name="T7">Take this small block of memory”</text:span></text:p>
          </draw:text-box>
        </draw:frame>
        <draw:line draw:style-name="gr11" draw:text-style-name="P4" draw:layer="layout" svg:x1="14.97cm" svg:y1="4.175cm" svg:x2="15.097cm" svg:y2="9.89cm">
          <text:p/>
        </draw:line>
        <draw:frame draw:style-name="gr32" draw:text-style-name="P27" draw:layer="layout" svg:width="4.706cm" svg:height="1.673cm" svg:x="13.192cm" svg:y="5.826cm">
          <draw:text-box>
            <text:p text:style-name="P26"><text:span text:style-name="T7">“</text:span><text:span text:style-name="T7">Find me a block of memory at least x words sized”</text:span></text:p>
          </draw:text-box>
        </draw:frame>
        <draw:custom-shape draw:style-name="gr35" draw:text-style-name="P14" draw:layer="layout" svg:width="8.001cm" svg:height="4.572cm" svg:x="3.794cm" svg:y="12.17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889cm" svg:height="0.381cm" svg:x="6.716cm" svg:y="15.8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889cm" svg:height="0.381cm" svg:x="7.859cm" svg:y="15.8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889cm" svg:height="0.381cm" svg:x="9.002cm" svg:y="15.859cm">
          <text:p/>
          <draw:enhanced-geometry svg:viewBox="0 0 21600 21600" draw:type="rectangle" draw:enhanced-path="M 0 0 L 21600 0 21600 21600 0 21600 0 0 Z N"/>
        </draw:custom-shape>
        <draw:frame draw:style-name="gr19" draw:text-style-name="P13" draw:layer="layout" svg:width="1.524cm" svg:height="1.016cm" svg:x="7.986cm" svg:y="14.843cm">
          <draw:text-box>
            <text:p>...</text:p>
          </draw:text-box>
        </draw:frame>
        <draw:frame draw:style-name="gr20" draw:text-style-name="P18" draw:layer="layout" svg:width="2.159cm" svg:height="0.762cm" svg:x="4.303cm" svg:y="13.827cm">
          <draw:text-box>
            <text:p text:style-name="P17"><text:span text:style-name="T4">3</text:span></text:p>
          </draw:text-box>
        </draw:frame>
        <draw:frame draw:style-name="gr20" draw:text-style-name="P18" draw:layer="layout" svg:width="2.159cm" svg:height="0.762cm" svg:x="4.302cm" svg:y="14.335cm">
          <draw:text-box>
            <text:p text:style-name="P17"><text:span text:style-name="T4">4</text:span></text:p>
          </draw:text-box>
        </draw:frame>
        <draw:frame draw:style-name="gr20" draw:text-style-name="P18" draw:layer="layout" svg:width="2.159cm" svg:height="0.762cm" svg:x="4.43cm" svg:y="15.732cm">
          <draw:text-box>
            <text:p text:style-name="P17"><text:span text:style-name="T4">32</text:span></text:p>
          </draw:text-box>
        </draw:frame>
        <draw:frame draw:style-name="gr37" draw:text-style-name="P18" draw:layer="layout" svg:width="6.477cm" svg:height="1.437cm" svg:x="5.826cm" svg:y="12.303cm">
          <draw:text-box>
            <text:p text:style-name="P17"><text:span text:style-name="T2">BinList</text:span></text:p>
            <text:p text:style-name="P17"><text:span text:style-name="T4">one block list per word size for the 32 smallest blocks (sizes 2...34)</text:span></text:p>
          </draw:text-box>
        </draw:frame>
        <draw:custom-shape draw:style-name="gr36" draw:text-style-name="P3" draw:layer="layout" svg:width="0.889cm" svg:height="0.381cm" svg:x="6.717cm" svg:y="15.8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889cm" svg:height="0.381cm" svg:x="7.86cm" svg:y="15.8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889cm" svg:height="0.381cm" svg:x="9.003cm" svg:y="15.8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889cm" svg:height="0.381cm" svg:x="6.715cm" svg:y="14.46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889cm" svg:height="0.381cm" svg:x="7.858cm" svg:y="14.46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889cm" svg:height="0.381cm" svg:x="9.001cm" svg:y="14.46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889cm" svg:height="0.381cm" svg:x="6.716cm" svg:y="14.46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889cm" svg:height="0.381cm" svg:x="7.859cm" svg:y="14.46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889cm" svg:height="0.381cm" svg:x="9.002cm" svg:y="14.46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889cm" svg:height="0.381cm" svg:x="6.716cm" svg:y="13.9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889cm" svg:height="0.381cm" svg:x="7.859cm" svg:y="13.9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889cm" svg:height="0.381cm" svg:x="9.002cm" svg:y="13.9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889cm" svg:height="0.381cm" svg:x="6.717cm" svg:y="13.9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889cm" svg:height="0.381cm" svg:x="7.86cm" svg:y="13.95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8.001cm" svg:height="4.572cm" svg:x="3.794cm" svg:y="17.63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889cm" svg:height="0.381cm" svg:x="7.859cm" svg:y="21.3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889cm" svg:height="0.381cm" svg:x="9.002cm" svg:y="21.32cm">
          <text:p/>
          <draw:enhanced-geometry svg:viewBox="0 0 21600 21600" draw:type="rectangle" draw:enhanced-path="M 0 0 L 21600 0 21600 21600 0 21600 0 0 Z N"/>
        </draw:custom-shape>
        <draw:frame draw:style-name="gr37" draw:text-style-name="P18" draw:layer="layout" svg:width="6.477cm" svg:height="1.081cm" svg:x="5.826cm" svg:y="17.764cm">
          <draw:text-box>
            <text:p text:style-name="P17"><text:span text:style-name="T2">BlockTree</text:span></text:p>
            <text:p text:style-name="P17"><text:span text:style-name="T4">BST for larger blocks</text:span></text:p>
          </draw:text-box>
        </draw:frame>
        <draw:custom-shape draw:style-name="gr36" draw:text-style-name="P3" draw:layer="layout" svg:width="0.889cm" svg:height="0.381cm" svg:x="7.86cm" svg:y="21.3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889cm" svg:height="0.381cm" svg:x="9.003cm" svg:y="21.3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889cm" svg:height="0.381cm" svg:x="7.477cm" svg:y="20.0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889cm" svg:height="0.381cm" svg:x="6.716cm" svg:y="19.41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889cm" svg:height="0.381cm" svg:x="8.239cm" svg:y="20.68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889cm" svg:height="0.381cm" svg:x="6.717cm" svg:y="19.41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889cm" svg:height="0.381cm" svg:x="6.08cm" svg:y="20.05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38" draw:text-style-name="P29" draw:layer="layout" svg:width="17.526cm" svg:height="9.652cm" svg:x="1.635cm" svg:y="3.159cm">
          <text:p text:style-name="P28">Per Classloader Sub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1" draw:layer="layout" svg:width="4.699cm" svg:height="4.826cm" svg:x="2.27cm" svg:y="4.683cm">
          <text:p text:style-name="P30">Deallocation Sub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4" draw:layer="layout" svg:width="3.175cm" svg:height="3.429cm" svg:x="2.778cm" svg:y="5.445cm">
          <text:p text:style-name="P24"><text:span text:style-name="T2">FreeBlocks</text:span></text:p>
          <draw:enhanced-geometry svg:viewBox="0 0 21600 21600" draw:type="rectangle" draw:enhanced-path="M 0 0 L 21600 0 21600 21600 0 21600 0 0 Z N"/>
        </draw:custom-shape>
        <draw:custom-shape draw:style-name="gr41" draw:text-style-name="P33" draw:layer="layout" svg:width="2.159cm" svg:height="0.889cm" svg:x="3.159cm" svg:y="6.334cm">
          <text:p text:style-name="P32"><text:span text:style-name="T4">Bi</text:span><text:span text:style-name="T4">nL</text:span><text:span text:style-name="T4">ist</text:span></text:p>
          <draw:enhanced-geometry svg:viewBox="0 0 21600 21600" draw:type="rectangle" draw:enhanced-path="M 0 0 L 21600 0 21600 21600 0 21600 0 0 Z N"/>
        </draw:custom-shape>
        <draw:custom-shape draw:style-name="gr42" draw:text-style-name="P33" draw:layer="layout" svg:width="2.54cm" svg:height="1.016cm" svg:x="3.159cm" svg:y="7.35cm">
          <text:p text:style-name="P32"><text:span text:style-name="T4">Bl</text:span><text:span text:style-name="T4">oc</text:span><text:span text:style-name="T4">kT</text:span><text:span text:style-name="T4">re</text:span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6.35cm" svg:height="3.025cm" svg:x="9.255cm" svg:y="6.371cm">
          <text:p text:style-name="P1">SpaceManager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5.343cm" svg:height="0.968cm" svg:x="9.246cm" svg:y="4.429cm">
          <text:p text:style-name="P30"><text:span text:style-name="T8">Cl</text:span><text:span text:style-name="T8">as</text:span><text:span text:style-name="T8">sL</text:span><text:span text:style-name="T8">oa</text:span><text:span text:style-name="T8">de</text:span><text:span text:style-name="T8">rM</text:span><text:span text:style-name="T8">et</text:span><text:span text:style-name="T8">as</text:span><text:span text:style-name="T8">pa</text:span><text:span text:style-name="T8">ce</text:span>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4.056cm" svg:height="2.112cm" svg:x="6.334cm" svg:y="10.064cm">
          <text:p text:style-name="P1">MetaChunk</text:p>
          <draw:enhanced-geometry svg:viewBox="0 0 21600 21600" draw:type="rectangle" draw:enhanced-path="M 0 0 L 21600 0 21600 21600 0 21600 0 0 Z N"/>
        </draw:custom-shape>
        <draw:custom-shape draw:style-name="gr46" draw:text-style-name="P35" draw:layer="layout" svg:width="8.382cm" svg:height="4.572cm" svg:x="10.779cm" svg:y="13.319cm">
          <text:p text:style-name="P28">Central Chunk 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9" draw:layer="layout" svg:width="7.112cm" svg:height="2.159cm" svg:x="11.16cm" svg:y="14.716cm">
          <text:p text:style-name="P19">ChunkManager</text:p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17.526cm" svg:height="10.16cm" svg:x="1.762cm" svg:y="18.145cm">
          <text:p text:style-name="P28">Virtual Memory Sub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7.173cm" svg:height="2.353cm" svg:x="5.765cm" svg:y="21.634cm">
          <text:p text:style-name="P1">VirtualSpaceNode</text:p>
          <draw:enhanced-geometry svg:viewBox="0 0 21600 21600" draw:type="rectangle" draw:enhanced-path="M 0 0 L 21600 0 21600 21600 0 21600 0 0 Z N"/>
        </draw:custom-shape>
        <draw:custom-shape draw:style-name="gr50" draw:text-style-name="P36" draw:layer="layout" svg:width="4.677cm" svg:height="1.015cm" svg:x="9.15cm" svg:y="19.415cm">
          <text:p text:style-name="P36">VirtualSpaceList</text:p>
          <draw:enhanced-geometry svg:viewBox="0 0 21600 21600" draw:type="rectangle" draw:enhanced-path="M 0 0 L 21600 0 21600 21600 0 21600 0 0 Z N"/>
        </draw:custom-shape>
        <draw:custom-shape draw:style-name="gr51" draw:text-style-name="P7" draw:layer="layout" svg:width="3.657cm" svg:height="1.722cm" svg:x="3.667cm" svg:y="24.622cm">
          <text:p text:style-name="P1"><text:span text:style-name="T3">R</text:span><text:span text:style-name="T3">o</text:span><text:span text:style-name="T3">o</text:span><text:span text:style-name="T3">t</text:span><text:span text:style-name="T3">C</text:span><text:span text:style-name="T3">h</text:span><text:span text:style-name="T3">u</text:span><text:span text:style-name="T3">n</text:span><text:span text:style-name="T3">k</text:span><text:span text:style-name="T3">A</text:span><text:span text:style-name="T3">r</text:span><text:span text:style-name="T3">e</text:span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52" draw:text-style-name="P37" draw:layer="layout" svg:width="2.772cm" svg:height="1.014cm" svg:x="13.192cm" svg:y="24.876cm">
          <text:p text:style-name="P30"><text:span text:style-name="T9">Co</text:span><text:span text:style-name="T9">m</text:span><text:span text:style-name="T9">mit</text:span><text:span text:style-name="T9">Ma</text:span><text:span text:style-name="T9">sk</text:span></text:p>
          <draw:enhanced-geometry svg:viewBox="0 0 21600 21600" draw:type="rectangle" draw:enhanced-path="M 0 0 L 21600 0 21600 21600 0 21600 0 0 Z N"/>
        </draw:custom-shape>
        <draw:custom-shape draw:style-name="gr53" draw:text-style-name="P30" draw:layer="layout" svg:width="3.725cm" svg:height="0.934cm" svg:x="8.45cm" svg:y="26.1cm">
          <text:p text:style-name="P30"><text:span text:style-name="T8">Co</text:span><text:span text:style-name="T8">m</text:span><text:span text:style-name="T8">mit</text:span><text:span text:style-name="T8">Li</text:span><text:span text:style-name="T8">mit</text:span><text:span text:style-name="T8">er</text:span></text:p>
          <draw:enhanced-geometry svg:viewBox="0 0 21600 21600" draw:type="rectangle" draw:enhanced-path="M 0 0 L 21600 0 21600 21600 0 21600 0 0 Z N"/>
        </draw:custom-shape>
        <draw:custom-shape draw:style-name="gr54" draw:text-style-name="P38" draw:layer="layout" svg:width="6.173cm" svg:height="1.016cm" svg:x="8.874cm" svg:y="1cm">
          <text:p text:style-name="P36">ClassLoaderData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0.144cm" svg:y1="2.168cm" svg:x2="10.144cm" svg:y2="4.454cm">
          <text:p/>
        </draw:line>
        <draw:frame draw:style-name="gr55" draw:text-style-name="P40" draw:layer="layout" svg:width="1.905cm" svg:height="0.607cm" svg:x="9.001cm" svg:y="2.688cm">
          <draw:text-box>
            <text:p text:style-name="P39"><text:span text:style-name="T8">“</text:span><text:span text:style-name="T8">A</text:span><text:span text:style-name="T8">l</text:span><text:span text:style-name="T8">l</text:span><text:span text:style-name="T8">o</text:span><text:span text:style-name="T8">c</text:span><text:span text:style-name="T8">a</text:span><text:span text:style-name="T8">t</text:span><text:span text:style-name="T8">e</text:span><text:span text:style-name="T8">”</text:span></text:p>
          </draw:text-box>
        </draw:frame>
        <draw:line draw:style-name="gr7" draw:text-style-name="P4" draw:layer="layout" svg:x1="11.795cm" svg:y1="2.143cm" svg:x2="11.795cm" svg:y2="4.429cm">
          <text:p/>
        </draw:line>
        <draw:frame draw:style-name="gr56" draw:text-style-name="P40" draw:layer="layout" svg:width="2.413cm" svg:height="0.623cm" svg:x="10.779cm" svg:y="2.663cm">
          <draw:text-box>
            <text:p text:style-name="P39"><text:span text:style-name="T8">“</text:span><text:span text:style-name="T8">D</text:span><text:span text:style-name="T8">eal</text:span><text:span text:style-name="T8">loc</text:span><text:span text:style-name="T8">ate</text:span><text:span text:style-name="T8">”</text:span></text:p>
          </draw:text-box>
        </draw:frame>
        <draw:line draw:style-name="gr7" draw:text-style-name="P4" draw:layer="layout" svg:x1="13.954cm" svg:y1="2.143cm" svg:x2="13.954cm" svg:y2="4.429cm">
          <text:p/>
        </draw:line>
        <draw:frame draw:style-name="gr57" draw:text-style-name="P40" draw:layer="layout" svg:width="2.54cm" svg:height="0.635cm" svg:x="12.938cm" svg:y="2.905cm">
          <draw:text-box>
            <text:p text:style-name="P39"><text:span text:style-name="T8">“</text:span><text:span text:style-name="T8">R</text:span><text:span text:style-name="T8">e</text:span><text:span text:style-name="T8">l</text:span><text:span text:style-name="T8">e</text:span><text:span text:style-name="T8">a</text:span><text:span text:style-name="T8">s</text:span><text:span text:style-name="T8">e</text:span><text:span text:style-name="T8"> </text:span><text:span text:style-name="T8">a</text:span><text:span text:style-name="T8">l</text:span><text:span text:style-name="T8">l</text:span><text:span text:style-name="T8">”</text:span></text:p>
          </draw:text-box>
        </draw:frame>
        <draw:line draw:style-name="gr11" draw:text-style-name="P4" draw:layer="layout" svg:x1="12.938cm" svg:y1="9.382cm" svg:x2="14.97cm" svg:y2="14.589cm">
          <text:p/>
        </draw:line>
        <draw:frame draw:style-name="gr58" draw:text-style-name="P40" draw:layer="layout" svg:width="2.921cm" svg:height="0.963cm" svg:x="12.684cm" svg:y="11.721cm">
          <draw:text-box>
            <text:p text:style-name="P39"><text:span text:style-name="T8">“</text:span><text:span text:style-name="T8">G</text:span><text:span text:style-name="T8">e</text:span><text:span text:style-name="T8">t</text:span><text:span text:style-name="T8"> </text:span><text:span text:style-name="T8">n</text:span><text:span text:style-name="T8">e</text:span><text:span text:style-name="T8">w</text:span><text:span text:style-name="T8"> </text:span><text:span text:style-name="T8">c</text:span><text:span text:style-name="T8">h</text:span><text:span text:style-name="T8">u</text:span><text:span text:style-name="T8">n</text:span><text:span text:style-name="T8">k</text:span><text:span text:style-name="T8"> </text:span><text:span text:style-name="T8">o</text:span><text:span text:style-name="T8">f</text:span><text:span text:style-name="T8"> </text:span><text:span text:style-name="T8">s</text:span><text:span text:style-name="T8">i</text:span><text:span text:style-name="T8">z</text:span><text:span text:style-name="T8">e</text:span><text:span text:style-name="T8"> </text:span><text:span text:style-name="T8">X</text:span><text:span text:style-name="T8">”</text:span></text:p>
          </draw:text-box>
        </draw:frame>
        <draw:line draw:style-name="gr11" draw:text-style-name="P4" draw:layer="layout" svg:x1="14.716cm" svg:y1="9.509cm" svg:x2="17.764cm" svg:y2="14.716cm">
          <text:p/>
        </draw:line>
        <draw:frame draw:style-name="gr58" draw:text-style-name="P40" draw:layer="layout" svg:width="2.921cm" svg:height="0.607cm" svg:x="15.478cm" svg:y="11.848cm">
          <draw:text-box>
            <text:p text:style-name="P39"><text:span text:style-name="T8">“</text:span><text:span text:style-name="T8">Return chunks”</text:span></text:p>
          </draw:text-box>
        </draw:frame>
        <draw:line draw:style-name="gr11" draw:text-style-name="P4" draw:layer="layout" svg:x1="12.811cm" svg:y1="16.875cm" svg:x2="11.414cm" svg:y2="19.288cm">
          <text:p/>
        </draw:line>
        <draw:frame draw:style-name="gr58" draw:text-style-name="P40" draw:layer="layout" svg:width="2.921cm" svg:height="0.963cm" svg:x="11.16cm" svg:y="17.436cm">
          <draw:text-box>
            <text:p text:style-name="P39"><text:span text:style-name="T8">“</text:span><text:span text:style-name="T8">Get new root chunk”</text:span></text:p>
          </draw:text-box>
        </draw:frame>
        <draw:line draw:style-name="gr11" draw:text-style-name="P4" draw:layer="layout" svg:x1="8.366cm" svg:y1="12.176cm" svg:x2="8.112cm" svg:y2="21.447cm">
          <text:p/>
        </draw:line>
        <draw:frame draw:style-name="gr59" draw:text-style-name="P40" draw:layer="layout" svg:width="3.683cm" svg:height="0.963cm" svg:x="6.461cm" svg:y="15.658cm">
          <draw:text-box>
            <text:p text:style-name="P39"><text:span text:style-name="T8">“</text:span><text:span text:style-name="T8">Commit/Uncommit Memory”</text:span></text:p>
          </draw:text-box>
        </draw:frame>
        <draw:line draw:style-name="gr4" draw:text-style-name="P4" draw:layer="layout" svg:x1="11.414cm" svg:y1="20.558cm" svg:x2="10.906cm" svg:y2="21.574cm">
          <text:p/>
        </draw:line>
        <draw:line draw:style-name="gr4" draw:text-style-name="P4" draw:layer="layout" svg:x1="6.334cm" svg:y1="24.495cm" svg:x2="7.35cm" svg:y2="24.114cm">
          <text:p/>
        </draw:line>
        <draw:line draw:style-name="gr4" draw:text-style-name="P4" draw:layer="layout" svg:x1="9.636cm" svg:y1="24.114cm" svg:x2="9.636cm" svg:y2="26.019cm">
          <text:p/>
        </draw:line>
        <draw:line draw:style-name="gr4" draw:text-style-name="P4" draw:layer="layout" svg:x1="11.795cm" svg:y1="24.114cm" svg:x2="13.827cm" svg:y2="24.749cm">
          <text:p/>
        </draw:line>
        <draw:custom-shape draw:style-name="gr53" draw:text-style-name="P30" draw:layer="layout" svg:width="3.725cm" svg:height="0.934cm" svg:x="10.737cm" svg:y="10.398cm">
          <text:p text:style-name="P30"><text:span text:style-name="T8">ChunkAllocSeq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7T11:33:32.784515813</meta:creation-date>
    <dc:date>2020-05-07T14:03:54.149949101</dc:date>
    <meta:editing-duration>PT1H39M38S</meta:editing-duration>
    <meta:editing-cycles>35</meta:editing-cycles>
    <meta:generator>LibreOffice/5.1.6.2$Linux_X86_64 LibreOffice_project/10m0$Build-2</meta:generator>
    <meta:document-statistic meta:object-count="193"/>
  </office:meta>
</office:document-meta>
</file>